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f798" officeooo:paragraph-rsid="0001f798"/>
    </style:style>
    <style:style style:name="P2" style:family="paragraph" style:parent-style-name="Standard">
      <style:text-properties officeooo:paragraph-rsid="0001f798"/>
    </style:style>
    <style:style style:name="P3" style:family="paragraph" style:parent-style-name="Standard">
      <style:text-properties officeooo:rsid="0002b0b2" officeooo:paragraph-rsid="0003d954"/>
    </style:style>
    <style:style style:name="P4" style:family="paragraph" style:parent-style-name="Standard">
      <style:text-properties officeooo:paragraph-rsid="0003d954"/>
    </style:style>
    <style:style style:name="P5" style:family="paragraph" style:parent-style-name="Standard">
      <style:text-properties officeooo:rsid="00057f89" officeooo:paragraph-rsid="00057f89"/>
    </style:style>
    <style:style style:name="P6" style:family="paragraph" style:parent-style-name="Standard">
      <style:text-properties officeooo:rsid="00066c72" officeooo:paragraph-rsid="00066c72"/>
    </style:style>
    <style:style style:name="P7" style:family="paragraph" style:parent-style-name="Standard">
      <style:text-properties officeooo:rsid="000828e9" officeooo:paragraph-rsid="000828e9"/>
    </style:style>
    <style:style style:name="P8" style:family="paragraph" style:parent-style-name="Standard">
      <style:text-properties officeooo:rsid="000941e7" officeooo:paragraph-rsid="000d409e"/>
    </style:style>
    <style:style style:name="P9" style:family="paragraph" style:parent-style-name="Standard">
      <style:text-properties officeooo:rsid="000941e7" officeooo:paragraph-rsid="001096a0"/>
    </style:style>
    <style:style style:name="P10" style:family="paragraph" style:parent-style-name="Standard">
      <style:text-properties officeooo:paragraph-rsid="001096a0"/>
    </style:style>
    <style:style style:name="P11" style:family="paragraph" style:parent-style-name="Standard">
      <style:text-properties officeooo:paragraph-rsid="00123eb6"/>
    </style:style>
    <style:style style:name="P12" style:family="paragraph" style:parent-style-name="Standard">
      <style:text-properties officeooo:rsid="0003d954" officeooo:paragraph-rsid="0003d954"/>
    </style:style>
    <style:style style:name="P13" style:family="paragraph" style:parent-style-name="Standard">
      <style:text-properties officeooo:rsid="000d409e" officeooo:paragraph-rsid="000d409e"/>
    </style:style>
    <style:style style:name="P14" style:family="paragraph" style:parent-style-name="Standard">
      <style:text-properties officeooo:rsid="001096a0" officeooo:paragraph-rsid="001096a0"/>
    </style:style>
    <style:style style:name="T1" style:family="text">
      <style:text-properties officeooo:rsid="0001f798"/>
    </style:style>
    <style:style style:name="T2" style:family="text">
      <style:text-properties officeooo:rsid="00020d19"/>
    </style:style>
    <style:style style:name="T3" style:family="text">
      <style:text-properties officeooo:rsid="0002b0b2"/>
    </style:style>
    <style:style style:name="T4" style:family="text">
      <style:text-properties officeooo:rsid="0003d954"/>
    </style:style>
    <style:style style:name="T5" style:family="text">
      <style:text-properties officeooo:rsid="00057f89"/>
    </style:style>
    <style:style style:name="T6" style:family="text">
      <style:text-properties officeooo:rsid="0006cea8"/>
    </style:style>
    <style:style style:name="T7" style:family="text">
      <style:text-properties officeooo:rsid="00071fdd"/>
    </style:style>
    <style:style style:name="T8" style:family="text">
      <style:text-properties officeooo:rsid="000828e9"/>
    </style:style>
    <style:style style:name="T9" style:family="text">
      <style:text-properties officeooo:rsid="000941e7"/>
    </style:style>
    <style:style style:name="T10" style:family="text">
      <style:text-properties officeooo:rsid="000d409e"/>
    </style:style>
    <style:style style:name="T11" style:family="text">
      <style:text-properties officeooo:rsid="000eb4cc"/>
    </style:style>
    <style:style style:name="T12" style:family="text">
      <style:text-properties officeooo:rsid="0010035b"/>
    </style:style>
    <style:style style:name="T13" style:family="text">
      <style:text-properties officeooo:rsid="001096a0"/>
    </style:style>
    <style:style style:name="T14" style:family="text">
      <style:text-properties officeooo:rsid="001178fe"/>
    </style:style>
    <style:style style:name="T15" style:family="text">
      <style:text-properties officeooo:rsid="001214d4"/>
    </style:style>
    <style:style style:name="T16" style:family="text">
      <style:text-properties officeooo:rsid="00123eb6"/>
    </style:style>
    <style:style style:name="T17" style:family="text">
      <style:text-properties officeooo:rsid="00123f6f"/>
    </style:style>
    <style:style style:name="T18" style:family="text">
      <style:text-properties officeooo:rsid="0012c465"/>
    </style:style>
    <style:style style:name="T19" style:family="text">
      <style:text-properties officeooo:rsid="0014a432"/>
    </style:style>
    <style:style style:name="T20" style:family="text">
      <style:text-properties officeooo:rsid="0014bc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om escape</text:p>
      <text:p text:style-name="P1"/>
      <text:p text:style-name="P1">Introduction:</text:p>
      <text:p text:style-name="P1"/>
      <text:p text:style-name="P2"><text:span text:style-name="T1">On</text:span><text:span text:style-name="T15">e day</text:span><text:span text:style-name="T1">, five </text:span><text:span text:style-name="T3">teenagers</text:span><text:span text:style-name="T1"> </text:span><text:span text:style-name="T3">sitting</text:span><text:span text:style-name="T1"> in a pub. </text:span><text:span text:style-name="T2">While </text:span><text:span text:style-name="T1">having fun, </text:span><text:span text:style-name="T2">a stranger approached them and gave them a piece of paper, saying: “ DON’T BE LATE <text:s/>TONIGHT!! ” with a title </text:span><text:span text:style-name="T20">Room</text:span><text:span text:style-name="T2"> escape game. They noticed a location written at the bottom of the paper. Will they go to CHECK the game? Or will they stay in the pub? <text:s/></text:span><text:span text:style-name="T1"><text:s text:c="3"/></text:span></text:p>
      <text:p text:style-name="P1"/>
      <text:p text:style-name="P1">Chapter 1:</text:p>
      <text:p text:style-name="P1"/>
      <text:p text:style-name="P3">This message aroused their curiosity. They have to decide if they are going to the specified location and check the game or let it pass like nothing happened. If they decide<text:span text:style-name="T5">d</text:span> to go, they sh<text:span text:style-name="T5">ould</text:span> go to the specified location. If not they <text:span text:style-name="T5">would</text:span> stay in the pub.</text:p>
      <text:p text:style-name="P3"/>
      <text:p text:style-name="P12">Chapter 2:</text:p>
      <text:p text:style-name="P3"/>
      <text:p text:style-name="P4"><text:span text:style-name="T4">They decided to go. When they reached the location, </text:span><text:span text:style-name="T5">they</text:span><text:span text:style-name="T4"> found a normal building. So they knocked on the door, and here’s the shock. It </text:span><text:span text:style-name="T5">was</text:span><text:span text:style-name="T4"> that stranger. </text:span><text:span text:style-name="T5">Sh</text:span><text:span text:style-name="T4">e greeted and invited them </text:span><text:span text:style-name="T5">in <text:s/></text:span><text:span text:style-name="T4">to explain the game. They f</text:span><text:span text:style-name="T5">ou</text:span><text:span text:style-name="T4">nd out that they have to fill a form and sign on terms. Anything can happen in the game even death which they are responsible for. </text:span><text:span text:style-name="T5">They have two options either accept the terms and sign or quit. If they signed the terms, they would start the game. If they didn’t, they have to leave.</text:span></text:p>
      <text:p text:style-name="P4"/>
      <text:p text:style-name="P5">Chapter 3:</text:p>
      <text:p text:style-name="P5"/>
      <text:p text:style-name="P6">Here we go, welcome to the game. She guided them through a long spooky hall to reach a room called “ THE START OF THE END”. They entered the room and met the game instructor. He showed them were they can find each room rules. They have the right to ask for one hint in each room. <text:span text:style-name="T6">The instructor suddenly disappeared. Let the game begin. They went to the board and read the instructions. They have to solve a couple of riddles. One of them was “I HAVE CITIES, BUT NO HOUSES. I HAVE MOUNTAINS, BUT NO TREES. I HAVE WATERS BUT NO FISH. WHAT AM I?”. if they solve this riddle they </text:span><text:span text:style-name="T9">get a key and</text:span><text:span text:style-name="T6"> </text:span><text:span text:style-name="T7">reach the next level (Room 2). if they don’t they have to sacrifice one of their friends and keep them locked somewhere unknown in the building </text:span><text:span text:style-name="T8">or all of them will be dead.</text:span></text:p>
      <text:p text:style-name="P6"/>
      <text:p text:style-name="P7">Chapter 4:</text:p>
      <text:p text:style-name="P7"/>
      <text:p text:style-name="P8">They decided to imprison one of them. <text:span text:style-name="T10">They went to the stage 2. In this stage they have to reach the key with physical activities. One of them have to climb to a rope covered by oil and under it there is spikes. If they climb it, they will get the key. If they don’t, one of them should </text:span><text:span text:style-name="T16">battle against a wild boar and get the key from their neck.</text:span><text:span text:style-name="T10"> </text:span></text:p>
      <text:p text:style-name="P8"/>
      <text:p text:style-name="P13">Chapter 5:</text:p>
      <text:p text:style-name="P8"/>
      <text:p text:style-name="P11"><text:span text:style-name="T10"><text:s text:c="2"/></text:span><text:span text:style-name="T11">T</text:span><text:span text:style-name="T10">hey </text:span><text:span text:style-name="T19">took</text:span><text:span text:style-name="T10"> the key and jumped to next stage. </text:span><text:span text:style-name="T12">The second they entered the room, </text:span><text:span text:style-name="T15">they saw their friend </text:span><text:span text:style-name="T16">covered by red stinky substance. </text:span><text:span text:style-name="T12">They were surprised and astonished. </text:span><text:span text:style-name="T16">They thought it was blood but it wasn’t</text:span><text:span text:style-name="T15">.</text:span><text:span text:style-name="T12"> They could not bear the smell of the room. As a mission, </text:span><text:span text:style-name="T17">they had to write a paragraph in Spanish</text:span><text:span text:style-name="T12">. </text:span><text:span text:style-name="T13">They used the hint in this stage, which was “GOOGLE IT”, to know how to </text:span><text:span text:style-name="T17">do it</text:span><text:span text:style-name="T13">. They had three trials. If they consume them all they have to go back to square one. If the pass they </text:span><text:span text:style-name="T17">save their friend and go to next stage</text:span><text:span text:style-name="T13">.</text:span></text:p>
      <text:p text:style-name="P9"/>
      <text:p text:style-name="P14"><text:soft-page-break/>Chapter 6:</text:p>
      <text:p text:style-name="P9"/>
      <text:p text:style-name="P10"><text:span text:style-name="T13">in the next stage, they had to drink </text:span><text:span text:style-name="T18">fake poison</text:span><text:span text:style-name="T13"> from the container. Either they will drink it and pass. They will reach the end of the game and win 1$. </text:span><text:span text:style-name="T14">Or they will </text:span><text:span text:style-name="T18">fight</text:span><text:span text:style-name="T14"> each other until one of them is still standing.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1T12:17:49.569158012</meta:creation-date>
    <dc:date>2021-06-01T16:12:34.841667579</dc:date>
    <meta:editing-duration>PT2H58S</meta:editing-duration>
    <meta:editing-cycles>15</meta:editing-cycles>
    <meta:generator>LibreOffice/6.4.7.2$Linux_X86_64 LibreOffice_project/40$Build-2</meta:generator>
    <meta:document-statistic meta:table-count="0" meta:image-count="0" meta:object-count="0" meta:page-count="2" meta:paragraph-count="15" meta:word-count="585" meta:character-count="3015" meta:non-whitespace-character-count="2434"/>
  </office:meta>
</office:document-meta>
</file>